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Standard">
      <style:paragraph-properties fo:break-before="page"/>
      <style:text-properties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rviving The Night: An International ARG Tell-All</text:p>
      <text:p text:style-name="P2">Event: Interactive 2012</text:p>
      <text:p text:style-name="Standard"/>
      <text:p text:style-name="Standard"><text:span text:style-name="T1">Speakers</text:span> <text:tab/></text:p>
      <text:p text:style-name="Standard">Sam Lavigne</text:p>
      <text:p text:style-name="Standard">Sean Mahan</text:p>
      <text:p text:style-name="Standard">Thomas Lotze</text:p>
      <text:p text:style-name="Standard">Markus Hametner</text:p>
      <text:p text:style-name="Standard">Brandon Schmittling <text:span text:style-name="T5">(Moderator)</text:span></text:p>
      <text:p text:style-name="Standard"/>
      <text:p text:style-name="P1">Description</text:p>
      <text:p text:style-name="Standard">Each Summer, thousands of people of all ages and interests participate in local variations of the alternate reality game known as "Journey to the End of the Night", a free, non-sponsored, community-supported race through the streets of major metropolitan cities. The rules are simple but the outcome is anything but: Players travel between checkpoints as fast as they can while avoiding being caught by chasers. Those who survive are rewarded while those who are caught become chasers themselves. Based on the successes of SFZero's model of collaborative gaming, Journey to the End of the Night has grown into an international cultural phenomenon and continues to fascinate new players year after year. This panel brings together game organizers from the EU and both coasts of the United States to discuss the motivation, planning, and concept development behind each Journey, the need for mass-culture events free of mainstream influence, use of mobile gaming technology, stories and unique insights from the field, and what has been learned from more than 20 combined years of planning and executing this unique alternate reality game.</text:p>
      <text:p text:style-name="Standard"/>
      <text:p text:style-name="P1">Audience</text:p>
      <text:p text:style-name="Standard">If you're interested in playing or planning ARGs, you've hit pay-dirt. Our panel members are seasoned veterans of the gaming entertainment industry, a scrappy group of insightful planners, game theorists, &amp; creatives.</text:p>
      <text:p text:style-name="Standard"/>
      <text:p text:style-name="P1">Questions</text:p>
      <text:p text:style-name="Standard">1. What does it mean to approach life as a collaborative game?</text:p>
      <text:p text:style-name="Standard">2. What role does community and technology play in self-organizing events?</text:p>
      <text:p text:style-name="Standard">3. What are the potential challenges, failures and triumphs organizers face when planning their event?</text:p>
      <text:p text:style-name="Standard">4. What do you need to start and sustain your own mass-culture event, Journey or otherwise?</text:p>
      <text:p text:style-name="Standard">5. What's next for ARGs?</text:p>
      <text:p text:style-name="Standard"/>
      <text:p text:style-name="P1">Supporting Material</text:p>
      <text:p text:style-name="Standard">Websites:</text:p>
      <text:p text:style-name="Standard">http://sf0.org</text:p>
      <text:p text:style-name="Standard">http://www.survivedc.com</text:p>
      <text:p text:style-name="Standard">http://totheendofthenight.com</text:p>
      <text:p text:style-name="Standard">http://situate.cc</text:p>
      <text:p text:style-name="Standard"/>
      <text:p text:style-name="Standard">Level: Beginner</text:p>
      <text:p text:style-name="Standard">Category: Gaming / Gaming Culture</text:p>
      <text:p text:style-name="Standard">Tags: Alternate Reality Games (ARG), Culture-Business Intersections, DIY</text:p>
      <text:p text:style-name="P6">The following is being used as part of the speaker bio section:</text:p>
      <text:p text:style-name="Standard"/>
      <text:p text:style-name="Standard">THE FIVE ELEMENTS OF DIVERSITY: V-O-W-E-L The most interesting sessions are the ones where there are many different perspectives. When choosing speakers keep in mind these basic diversity principles.</text:p>
      <text:p text:style-name="Standard"/>
      <text:p text:style-name="Standard">VARIETY More than 3000 proposals were submitted to the 2011 SXSW Interactive, Music, and Film Festival and Conferences. In other words, we have lots and lots of very qualified people who want to speak at the event - so only aiming for big name speakers on your session is probably unwise. Also remember that each speaker at SXSW can only participate on ONE session.</text:p>
      <text:p text:style-name="Standard"/>
      <text:p text:style-name="Standard">OPINION If all the other speakers on your panel proposal have the same opinion on the given topic, then the resulting conversation will likely be boring. Whatever topic you are addressing at SXSW, you need to include at least one person whose opinion differs sharply from yours.</text:p>
      <text:p text:style-name="Standard"/>
      <text:p text:style-name="Standard">WOMEN There are thousands of extremely qualified women in the media industry. If you are organizing a session with at least three total speakers, then at least one of these speakers should be female.</text:p>
      <text:p text:style-name="Standard"/>
      <text:p text:style-name="Standard">ETHNICITY Different ethnic backgrounds and different cultures take a different approach to different topics. And, different is usually a good thing at SXSW.</text:p>
      <text:p text:style-name="Standard"/>
      <text:p text:style-name="Standard">LOCATION Lots of amazingly talented professionals call New York, L.A. and the Bay Area home. And in places like Boston and Raleigh-Durham and Portland. But, there are scores of very qualified media experts located at various other locations in the US and around the world. Their voices also help contribute to this ongoing goal of diversity.</text:p>
      <text:p text:style-name="P7">Sam Lavigne</text:p>
      <text:p text:style-name="Standard"/>
      <text:p text:style-name="P1">Bio</text:p>
      <text:p text:style-name="Standard">Sam is a game designer and programmer who first studied computer science at UC Berkeley at age 13. He launched his first web company at the age of 16. He works primarily in Ruby on Rails and has a long history developing successful, scalable websites. He is fluent in Italian. His favorite book is "The Man Without Qualities" by Robert Musil and he is passionate about Eastern European and Russian literature.</text:p>
      <text:p text:style-name="Standard"/>
      <text:p text:style-name="Standard"><text:span text:style-name="T1">Qualification</text:span> (500 characters)</text:p>
      <text:p text:style-name="Standard">Co-founder of SFZero, Journey to the End of the Night, and Situate, an innovative game design and consulting <text:s/>studio specializing in massive real-world games </text:p>
      <text:p text:style-name="Standard"/>
      <text:p text:style-name="Standard"><text:span text:style-name="T1">V-O-W-E-L </text:span>(500 characters)</text:p>
      <text:p text:style-name="Standard">Sam brings uncommon insight to the panel because of the games he actively develops for groups like the Smithsonian American Art Museum and the New York Public Library. His work has been featured in the "Come Out and Play" games festivals in New York and San Francisco, the "File" new media conference in Brazil, and the "Conflux" festival in New York.</text:p>
      <text:p text:style-name="Standard"/>
      <text:p text:style-name="Standard"><text:span text:style-name="T1">Prior Speaking Experience </text:span><text:span text:style-name="T3">(Provide information about prior speaking experience or speaking engagements. )</text:span></text:p>
      <text:p text:style-name="Standard">(add here)</text:p>
      <text:p text:style-name="Standard"/>
      <text:p text:style-name="Standard"><text:span text:style-name="T1">Blogs</text:span><text:span text:style-name="T4"> </text:span><text:span text:style-name="T3">(Provide information for blogs this speaker has contributed to)</text:span></text:p>
      <text:p text:style-name="Standard">(add here)</text:p>
      <text:p text:style-name="Standard"/>
      <text:p text:style-name="Standard"><text:span text:style-name="T1">Books</text:span><text:span text:style-name="T3"> (Provide information for any books this speaker has contributed to)</text:span></text:p>
      <text:p text:style-name="Standard">(add here)</text:p>
      <text:p text:style-name="P7">Sean Mahan</text:p>
      <text:p text:style-name="Standard"/>
      <text:p text:style-name="P1">Bio</text:p>
      <text:p text:style-name="Standard">Sean is a game designer and web developer living and working in San Francisco, CA. His games - including SFZero, Journey to the End of the Night, and Pheon - have been played in esteemed museums and back alleys across the world since 2004.</text:p>
      <text:p text:style-name="Standard"/>
      <text:p text:style-name="Standard"><text:span text:style-name="T1">Qualification</text:span> (500 characters)</text:p>
      <text:p text:style-name="Standard">Featured in Wired, AdBusters, the Wall Street Journal, and Rhizome, his work engenders a collision of real-world exploration and online community.</text:p>
      <text:p text:style-name="Standard"/>
      <text:p text:style-name="Standard"><text:span text:style-name="T1">V-O-W-E-L </text:span>(500 characters)</text:p>
      <text:p text:style-name="Standard">Sean has independently organized Journey events in San Francisco, Manhattan, Brooklyn, and Oakland.</text:p>
      <text:p text:style-name="Standard"/>
      <text:p text:style-name="Standard"><text:span text:style-name="T1">Prior Speaking Experience </text:span><text:span text:style-name="T3">(Provide information about prior speaking experience or speaking engagements. )</text:span></text:p>
      <text:p text:style-name="Standard">(add here)</text:p>
      <text:p text:style-name="Standard"/>
      <text:p text:style-name="Standard"><text:span text:style-name="T1">Blogs</text:span><text:span text:style-name="T4"> </text:span><text:span text:style-name="T3">(Provide information for blogs this speaker has contributed to)</text:span></text:p>
      <text:p text:style-name="Standard">(add here)</text:p>
      <text:p text:style-name="Standard"/>
      <text:p text:style-name="Standard"><text:span text:style-name="T1">Books</text:span><text:span text:style-name="T3"> (Provide information for any books this speaker has contributed to)</text:span></text:p>
      <text:p text:style-name="Standard">(add here)</text:p>
      <text:p text:style-name="P7">Thomas Lotze</text:p>
      <text:p text:style-name="Standard"/>
      <text:p text:style-name="P1">Bio</text:p>
      <text:p text:style-name="Standard">By day, Thomas Lotze is a statistician and data analyst, measuring and analyzing how people learn. By night, he puts together unusual and incredible groups of people to organize amazing events and experiences.</text:p>
      <text:p text:style-name="Standard"/>
      <text:p text:style-name="Standard"><text:span text:style-name="T1">Qualification</text:span> (500 characters)</text:p>
      <text:p text:style-name="Standard">Thomas combines his skills in data analysis with a strong programming background to bring unique perspectives to each Journey event he oversees. With a Ph.D. in applied mathematics, Thomas' work in collaborative gaming is also bolstered by his experience in visualization, web technologies, and statistical analysis.</text:p>
      <text:p text:style-name="Standard"/>
      <text:p text:style-name="Standard"><text:span text:style-name="T1">V-O-W-E-L </text:span>(500 characters)</text:p>
      <text:p text:style-name="Standard">Thomas has organized Journey events from California to Washington, DC. His experience positions him as a thought-leader in the field of ARG and he serves as a resource for those interested in starting their own events.</text:p>
      <text:p text:style-name="Standard"/>
      <text:p text:style-name="Standard"><text:span text:style-name="T1">Prior Speaking Experience </text:span><text:span text:style-name="T3">(Provide information about prior speaking experience or speaking engagements. )</text:span></text:p>
      <text:p text:style-name="Standard">(add here)</text:p>
      <text:p text:style-name="Standard"/>
      <text:p text:style-name="Standard"><text:span text:style-name="T1">Blogs</text:span><text:span text:style-name="T4"> </text:span><text:span text:style-name="T3">(Provide information for blogs this speaker has contributed to)</text:span></text:p>
      <text:p text:style-name="Standard">(add here)</text:p>
      <text:p text:style-name="Standard"/>
      <text:p text:style-name="Standard"><text:span text:style-name="T1">Books</text:span><text:span text:style-name="T3"> (Provide information for any books this speaker has contributed to)</text:span></text:p>
      <text:p text:style-name="Standard">(add here)</text:p>
      <text:p text:style-name="P7">Brandon Schmittling</text:p>
      <text:p text:style-name="P4">Panel Moderator</text:p>
      <text:p text:style-name="Standard"/>
      <text:p text:style-name="P1">Bio</text:p>
      <text:p text:style-name="Standard">Brandon holds a BFA in Digital Arts and Sciences from the University of Florida and works as staff designer for Free Range Studios in Washington, DC. He has worked as an interactive and print designer for UF, WebFirst, Hirshorn Zuckerman Design Group, and as a consultant for more than 10 years with his own company, Cluster Media. When not pursuing his love of experimental cocktails, Brandon teaches at Boston University's Center for Digital Imaging Arts and organizes events like SurviveDC and Park(ing) Day. Brandon finds inspiration in the Happenings of the 1970's, the Ant Farm Collective, the Flaming Lips parking lot experiments, and other unsolicited acts of spontaneous public creativity.</text:p>
      <text:p text:style-name="Standard"/>
      <text:p text:style-name="Standard"><text:span text:style-name="T1">Qualification</text:span> (500 characters)</text:p>
      <text:p text:style-name="Standard">Brandon has played a key role since 2008 as co-organizer for SurviveDC, the east coast's longest running and most well-attended Journey event. His work with related events and interest in expressive culture affords him a unique perspective from which to lead discussion as moderator of the panel.</text:p>
      <text:p text:style-name="Standard"/>
      <text:p text:style-name="Standard"><text:span text:style-name="T1">V-O-W-E-L </text:span>(500 characters)</text:p>
      <text:p text:style-name="Standard">A transplant to DC, Brandon sank his teeth into the city and learned how to survive DC well before any Journey event was around to make the transition easier. Through his work with other organizers and local businesses, Journey is sustained as a completely free, non-sponsored public event available for all to enjoy.</text:p>
      <text:p text:style-name="Standard"/>
      <text:p text:style-name="Standard"><text:span text:style-name="T1">Prior Speaking Experience </text:span><text:span text:style-name="T3">(Provide information about prior speaking experience or speaking engagements. )</text:span></text:p>
      <text:p text:style-name="Standard">(add here)</text:p>
      <text:p text:style-name="Standard"/>
      <text:p text:style-name="Standard"><text:span text:style-name="T1">Blogs</text:span><text:span text:style-name="T4"> </text:span><text:span text:style-name="T3">(Provide information for blogs this speaker has contributed to)</text:span></text:p>
      <text:p text:style-name="Standard"><text:a xlink:type="simple" xlink:href="http://www.allournoise.com/">http://www.allournoise.com</text:a></text:p>
      <text:p text:style-name="Standard"/>
      <text:p text:style-name="Standard"/>
      <text:p text:style-name="Standard"><text:span text:style-name="T1">Books</text:span><text:span text:style-name="T3"> (Provide information for any books this speaker has contributed to)</text:span></text:p>
      <text:p text:style-name="Standard">(add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11-07-16T15:46:30</meta:creation-date>
    <dc:date>2011-07-16T16:22:22</dc:date>
    <dc:language>en-US</dc:language>
    <meta:editing-cycles>6</meta:editing-cycles>
    <meta:editing-duration>PT12M56S</meta:editing-duration>
    <meta:user-defined meta:name="Info 1"/>
    <meta:user-defined meta:name="Info 2"/>
    <meta:user-defined meta:name="Info 3"/>
    <meta:user-defined meta:name="Info 4"/>
    <meta:document-statistic meta:table-count="0" meta:image-count="0" meta:object-count="0" meta:page-count="6" meta:paragraph-count="87" meta:word-count="1373" meta:character-count="8613"/>
  </office:meta>
</office:document-meta>
</file>